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DejaVu Serif" fo:font-weight="bold" style:font-weight-asian="bold" style:font-weight-complex="bold"/>
    </style:style>
    <style:style style:name="P2" style:family="paragraph" style:parent-style-name="Standard">
      <style:paragraph-properties fo:text-align="center" style:justify-single-word="false"/>
      <style:text-properties style:font-name="DejaVu Serif"/>
    </style:style>
    <style:style style:name="P3" style:family="paragraph" style:parent-style-name="Standard">
      <style:paragraph-properties fo:text-align="justify" style:justify-single-word="false"/>
      <style:text-properties style:font-name="DejaVu Serif"/>
    </style:style>
    <style:style style:name="P4" style:family="paragraph" style:parent-style-name="Standard">
      <style:paragraph-properties fo:text-align="justify" style:justify-single-word="false"/>
      <style:text-properties style:font-name="DejaVu Serif" officeooo:rsid="001e6ba5" officeooo:paragraph-rsid="001e6ba5"/>
    </style:style>
    <style:style style:name="P5" style:family="paragraph" style:parent-style-name="Standard">
      <style:paragraph-properties fo:text-align="center" style:justify-single-word="false"/>
      <style:text-properties style:font-name="DejaVu Serif" officeooo:rsid="001e6ba5" officeooo:paragraph-rsid="001e6ba5"/>
    </style:style>
    <style:style style:name="P6" style:family="paragraph" style:parent-style-name="Standard">
      <style:paragraph-properties fo:text-align="center" style:justify-single-word="false"/>
      <style:text-properties style:font-name="DejaVu Serif" officeooo:rsid="001e8003" officeooo:paragraph-rsid="001e8003"/>
    </style:style>
    <style:style style:name="T1" style:family="text">
      <style:text-properties fo:font-weight="bold" style:font-weight-asian="bold" style:font-weight-complex="bold"/>
    </style:style>
    <style:style style:name="T2" style:family="text">
      <style:text-properties officeooo:rsid="001e1e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MASHAURI YA MJI WA GEITA</text:p>
      <text:p text:style-name="P1">OFISI YA MTAA WA MBUGANI</text:p>
      <text:p text:style-name="P1">KATA YA KALANGALALA</text:p>
      <text:p text:style-name="P1">S.L.P 77</text:p>
      <text:p text:style-name="P1">GEITA</text:p>
      <text:p text:style-name="P1"/>
      <text:p text:style-name="P1">08.10.2025</text:p>
      <text:p text:style-name="P1"/>
      <text:p text:style-name="P1"/>
      <text:p text:style-name="P2"><text:span text:style-name="T1">YAH: <text:s/>UTAMBULISHO WA NDUGU STEVEN RAPHAEL</text:span></text:p>
      <text:p text:style-name="P2"><text:span text:style-name="T1"/></text:p>
      <text:p text:style-name="P3">Kwa heshima napenda kumtambulisha ndugu Steven Raphael, mkazi halali wa mtaa wa Mbugani, Kata ya Kalangalala, Halmashauri ya mji wa Geita.</text:p>
      <text:p text:style-name="P3"/>
      <text:p text:style-name="P3">Ndugu Steven ni mwanafunzi aliyechaguliwa kujiunga na Taasisi ya maji, (WATER INSTITUTE) kusoma shahada ya Kwanza ya uhandisi wa usambazaji wa maji (BACHELOR’S DEGREE IN WATER SUPPLY ENGINEERING). <text:span text:style-name="T2">Kwa heshima naomba Taasisi yenu izingatie maombi ya ndugu Steven ya ufadhili wa masomo yake ya chuo Kikuu. Familia yake inakabiliwa na changamoto kubwa ya kiuchumi, hali inayofanya iwe vigumu kugharamia mahitaji ya ada na matumizi mengine ya kimasomo.</text:span></text:p>
      <text:p text:style-name="P3"/>
      <text:p text:style-name="P4">Kutokana na hali hiyo, nathibitisha kwa mamlaka husika kwamba ndugu Steven ni muhitaji na anastahili kupewa msaada wa kifedha kupitia Mo Scholar Foundation, ili aweze kuendelea na masomo yake bila ya vikwazo vya kifedha.</text:p>
      <text:p text:style-name="P3"/>
      <text:p text:style-name="P3">Natanguliza shukrani kwa msaada wenu mnaotoa kwa watu wenye uhitaji. Natumaini ombi lake litapokelewa.</text:p>
      <text:p text:style-name="P3"/>
      <text:p text:style-name="P2">…………………………………</text:p>
      <text:p text:style-name="P5">jina:………………………………………….</text:p>
      <text:p text:style-name="P5">Mwenyekiti Mtaa wa Mbugani</text:p>
      <text:p text:style-name="P6">sim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15:34:22.684201540</meta:creation-date>
    <dc:date>2025-10-08T15:56:50.557067699</dc:date>
    <meta:editing-duration>PT11M54S</meta:editing-duration>
    <meta:editing-cycles>3</meta:editing-cycles>
    <meta:generator>LibreOffice/24.2.7.2$Linux_X86_64 LibreOffice_project/420$Build-2</meta:generator>
    <meta:document-statistic meta:table-count="0" meta:image-count="0" meta:object-count="0" meta:page-count="1" meta:paragraph-count="15" meta:word-count="166" meta:character-count="1123" meta:non-whitespace-character-count="971"/>
  </office:meta>
</office:document-meta>
</file>